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900000041A3785B7A7.png"/>
  <manifest:file-entry manifest:media-type="image/png" manifest:full-path="Pictures/10000000000006900000041A559D47F0.png"/>
  <manifest:file-entry manifest:media-type="image/png" manifest:full-path="Pictures/10000000000006900000041A37E8C606.png"/>
  <manifest:file-entry manifest:media-type="image/png" manifest:full-path="Pictures/10000000000006900000041A84B70E09.png"/>
  <manifest:file-entry manifest:media-type="image/png" manifest:full-path="Pictures/10000000000006900000041A52D91348.png"/>
  <manifest:file-entry manifest:media-type="image/png" manifest:full-path="Pictures/10000000000006900000041AC9B7F1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8.7783in" svg:height="5.8398in" draw:z-index="0"><draw:image xlink:href="Pictures/10000000000006900000041A559D47F0.png" xlink:type="simple" xlink:show="embed" xlink:actuate="onLoad"/></draw:frame></text:p>
      <text:p text:style-name="P1"><draw:frame draw:style-name="fr2" draw:name="graphics2" text:anchor-type="paragraph" svg:width="9.4252in" svg:height="5.8902in" draw:z-index="1"><draw:image xlink:href="Pictures/10000000000006900000041A3785B7A7.png" xlink:type="simple" xlink:show="embed" xlink:actuate="onLoad"/></draw:frame></text:p>
      <text:p text:style-name="P1"><draw:frame draw:style-name="fr2" draw:name="graphics3" text:anchor-type="paragraph" svg:width="9.4252in" svg:height="5.8902in" draw:z-index="2"><draw:image xlink:href="Pictures/10000000000006900000041A52D91348.png" xlink:type="simple" xlink:show="embed" xlink:actuate="onLoad"/></draw:frame></text:p>
      <text:p text:style-name="P1"><draw:frame draw:style-name="fr2" draw:name="graphics4" text:anchor-type="paragraph" svg:width="9.4252in" svg:height="5.8902in" draw:z-index="3"><draw:image xlink:href="Pictures/10000000000006900000041A84B70E09.png" xlink:type="simple" xlink:show="embed" xlink:actuate="onLoad"/></draw:frame></text:p>
      <text:p text:style-name="P1"><draw:frame draw:style-name="fr2" draw:name="graphics5" text:anchor-type="paragraph" svg:width="9.4252in" svg:height="5.8902in" draw:z-index="4"><draw:image xlink:href="Pictures/10000000000006900000041A37E8C606.png" xlink:type="simple" xlink:show="embed" xlink:actuate="onLoad"/></draw:frame></text:p>
      <text:p text:style-name="Standard"/>
      <text:p text:style-name="Standard"/>
      <text:p text:style-name="Standard"/>
      <text:p text:style-name="P1"><draw:frame draw:style-name="fr2" draw:name="graphics6" text:anchor-type="paragraph" svg:width="9.4252in" svg:height="5.8902in" draw:z-index="5"><draw:image xlink:href="Pictures/10000000000006900000041AC9B7F1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Aguirre</meta:initial-creator>
    <meta:creation-date>2022-06-01T21:39:18.09</meta:creation-date>
    <dc:date>2022-06-01T22:02:10.59</dc:date>
    <dc:creator>Alex Aguirre</dc:creator>
    <meta:editing-duration>PT22M52S</meta:editing-duration>
    <meta:editing-cycles>2</meta:editing-cycles>
    <meta:generator>OpenOffice/4.1.11$Win32 OpenOffice.org_project/4111m1$Build-9808</meta:generator>
    <meta:printed-by>Alex Aguirre</meta:printed-by>
    <meta:print-date>2022-06-01T21:49:37.50</meta:print-date>
    <meta:document-statistic meta:table-count="0" meta:image-count="6" meta:object-count="0" meta:page-count="6" meta:paragraph-count="0" meta:word-count="0" meta:character-count="0"/>
  </office:meta>
</office:document-meta>
</file>